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family-generic="roman" style:font-pitch="variable" style:font-charset="x-symbol"/>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text-properties style:font-name="Impact" fo:font-size="26pt" style:font-size-asian="26pt"/>
    </style:style>
    <style:style style:name="P2" style:family="paragraph" style:parent-style-name="Header">
      <style:paragraph-properties>
        <style:tab-stops/>
      </style:paragraph-properties>
      <style:text-properties fo:font-size="12pt" fo:language="nl" fo:country="NL" style:font-size-asian="12pt"/>
    </style:style>
    <style:style style:name="P3" style:family="paragraph" style:parent-style-name="Footer">
      <style:text-properties fo:font-size="16pt" style:font-size-asian="16pt"/>
    </style:style>
    <style:style style:name="P4" style:family="paragraph" style:parent-style-name="Header">
      <style:paragraph-properties fo:break-before="page">
        <style:tab-stops/>
      </style:paragraph-properties>
      <style:text-properties fo:language="nl" fo:country="NL"/>
    </style:style>
    <style:style style:name="P5" style:family="paragraph" style:parent-style-name="Standard">
      <style:paragraph-properties fo:break-before="page"/>
      <style:text-properties fo:font-size="12pt" fo:language="nl" fo:country="NL" style:text-underline-style="solid" style:text-underline-width="auto" style:text-underline-color="font-color" style:font-size-asian="12pt"/>
    </style:style>
    <style:style style:name="P6" style:family="paragraph" style:parent-style-name="Standard">
      <style:paragraph-properties fo:break-before="page"/>
      <style:text-properties fo:font-size="12pt" fo:language="nl" fo:country="NL" style:font-size-asian="12pt"/>
    </style:style>
    <style:style style:name="P7" style:family="paragraph" style:parent-style-name="Standard">
      <style:paragraph-properties fo:break-before="page"/>
      <style:text-properties fo:font-size="16pt" fo:language="nl" fo:country="NL" fo:font-weight="bold" style:font-size-asian="16pt" style:font-weight-asian="bold"/>
    </style:style>
    <style:style style:name="P8" style:family="paragraph" style:parent-style-name="Standard">
      <style:paragraph-properties fo:break-before="page"/>
      <style:text-properties fo:language="nl" fo:country="NL"/>
    </style:style>
    <style:style style:name="P9" style:family="paragraph" style:parent-style-name="Standard">
      <style:paragraph-properties fo:break-before="page"/>
      <style:text-properties fo:language="nl" fo:country="NL" style:text-underline-style="solid" style:text-underline-width="auto" style:text-underline-color="font-color"/>
    </style:style>
    <style:style style:name="P10" style:family="paragraph" style:parent-style-name="Standard">
      <style:text-properties fo:font-size="16pt" fo:language="nl" fo:country="NL" fo:font-weight="bold" style:font-size-asian="16pt" style:font-weight-asian="bold"/>
    </style:style>
    <style:style style:name="P11" style:family="paragraph" style:parent-style-name="Standard">
      <style:text-properties fo:font-size="12pt" fo:language="nl" fo:country="NL" style:font-size-asian="12pt"/>
    </style:style>
    <style:style style:name="P12" style:family="paragraph" style:parent-style-name="Standard">
      <style:text-properties fo:font-size="12pt" fo:language="nl" fo:country="NL" style:text-underline-style="solid" style:text-underline-width="auto" style:text-underline-color="font-color" style:font-size-asian="12pt"/>
    </style:style>
    <style:style style:name="P13" style:family="paragraph" style:parent-style-name="Standard" style:list-style-name="WW8Num11"/>
    <style:style style:name="P14" style:family="paragraph" style:parent-style-name="Standard" style:list-style-name="WW8Num8"/>
    <style:style style:name="P15" style:family="paragraph" style:parent-style-name="Standard" style:list-style-name="WW8Num20"/>
    <style:style style:name="P16" style:family="paragraph" style:parent-style-name="Standard" style:list-style-name="WW8Num2">
      <style:text-properties fo:font-size="16pt" fo:language="nl" fo:country="NL" fo:font-weight="bold" style:font-size-asian="16pt" style:font-weight-asian="bold"/>
    </style:style>
    <style:style style:name="P17" style:family="paragraph" style:parent-style-name="Standard" style:list-style-name="WW8Num19">
      <style:text-properties fo:font-size="16pt" fo:language="nl" fo:country="NL" fo:font-weight="bold" style:font-size-asian="16pt" style:font-weight-asian="bold"/>
    </style:style>
    <style:style style:name="P18" style:family="paragraph" style:parent-style-name="Standard" style:list-style-name="WW8Num10"/>
    <style:style style:name="P19" style:family="paragraph" style:parent-style-name="Standard" style:list-style-name="WW8Num5"/>
    <style:style style:name="P20" style:family="paragraph" style:parent-style-name="Standard" style:list-style-name="WW8Num4"/>
    <style:style style:name="P21" style:family="paragraph" style:parent-style-name="Standard" style:list-style-name="WW8Num17"/>
    <style:style style:name="P22" style:family="paragraph" style:parent-style-name="Standard" style:list-style-name="WW8Num14"/>
    <style:style style:name="P23" style:family="paragraph" style:parent-style-name="Standard" style:list-style-name="WW8Num7"/>
    <style:style style:name="P24" style:family="paragraph" style:parent-style-name="Standard" style:list-style-name="WW8Num18"/>
    <style:style style:name="P25" style:family="paragraph" style:parent-style-name="Standard" style:list-style-name="WW8Num13" style:master-page-name="Standard">
      <style:paragraph-properties style:page-number="auto"/>
      <style:text-properties fo:font-size="16pt" fo:language="nl" fo:country="NL" fo:font-weight="bold" style:font-size-asian="16pt" style:font-weight-asian="bold"/>
    </style:style>
    <style:style style:name="T1" style:family="text">
      <style:text-properties style:text-underline-style="solid" style:text-underline-width="auto" style:text-underline-color="font-color"/>
    </style:style>
    <style:style style:name="T2" style:family="text">
      <style:text-properties fo:font-size="12pt" fo:language="nl" fo:country="NL" style:text-underline-style="solid" style:text-underline-width="auto" style:text-underline-color="font-color" style:font-size-asian="12pt"/>
    </style:style>
    <style:style style:name="T3" style:family="text">
      <style:text-properties fo:font-size="12pt" fo:language="nl" fo:country="NL" style:font-size-asian="12pt"/>
    </style:style>
    <style:style style:name="T4" style:family="text">
      <style:text-properties fo:font-size="12pt" fo:language="nl" fo:country="NL" fo:font-weight="bold" style:font-size-asian="12pt" style:font-weight-asian="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4729695" text:style-name="WW8Num13">
        <text:list-item>
          <text:p text:style-name="P25">Madelief</text:p>
        </text:list-item>
      </text:list>
      <text:p text:style-name="P11">Een heks die vroeger een koekjeshuisje had</text:p>
      <text:p text:style-name="P11"/>
      <text:list xml:id="list1645483644" text:style-name="WW8Num11">
        <text:list-item>
          <text:p text:style-name="P13"><text:span text:style-name="T2">Gans en Rietje:</text:span><text:span text:style-name="T3"> Op een dag kwamen Gans en Rietje bij jouw koekjeshuis langs. Ze smikkelden ervan en je hebt ze gevangen in twee aparte kooien, om ze dik te voeren en op te eten. Maar die tijd heb je veel met Gans gepraat en je vond hem eigenlijk heel erg leuk. Toen besloot je maar om alleen Rietje in de magnetron te gooien en daarna Gans pas vrij te laten. Immers zou hij Rietje misschien gaan bevrijden als je hem eerder vrijgelaten zou hebben. Maar toen je Rietje goed gevoerd had, nam je haar mee naar de magnetron, om zogenaamd eens ‘in de magnetron te kijken’ en haar erin te duwen, maar in plaats daarvan duwde zij jou erin. Je verbrandde tot as, Gans en Rietje hebben de magnetron op de vuilnisbelt gegooid en je koekjeshuis verkocht, waardoor je tegenwoordig in een hutje woont. Gorma wekte je tot leven (zie verder) en later heb je met Gans bijgepraat. Je hebt hem verteld dat je hem eigenlijk heel leuk vond en dat je hem helemaal niet in de magnetron wilde gooien en sindsdien hebben jullie een relatie. Dit doe je wel achter Rietje haar rug om, want je bent bang dat ze jou weer in de magnetron duwt, of dat Gans problemen met haar krijgt.</text:span></text:p>
        </text:list-item>
        <text:list-item>
          <text:p text:style-name="P13"><text:span text:style-name="T2">Gorma:</text:span><text:span text:style-name="T3"> Toen je in as in je magnetron op de vuilnisbelt lag, heeft Gorma je tot leven gewekt. Hiervoor ben je haar zeer dankbaar, want hierdoor heb je een relatie met Gans kunnen krijgen en tevens tijd gekregen om wraak te nemen op Rietje. Uit dankbaarheid doe je alles voor haar, maar angst is ook een reden hiervoor. Als ze immers doden tot leven kan wekken, welke toverspreuken kan zij dan nog meer? </text:span></text:p>
        </text:list-item>
        <text:list-item>
          <text:p text:style-name="P13"><text:span text:style-name="T2">Sneeuwwitje:</text:span><text:span text:style-name="T4"> </text:span><text:span text:style-name="T3">Voor Gorma heb je haar een appel gegeven. Het moest van Gorma een appel zijn waardoor Sneeuwwitje zou sterven, maar daar had je geen zin in, omdat dat veel meer werk was dan een appel waarmee iemand voor eeuwig in slaap zou vallen. Dus maakte je maar zo’n appel, maar dit soort spreuken kunnen vaak door een kus van een bepaald persoon verbroken worden. Je dacht dat, als je een prins neemt er weinig kans zou zijn voor Sneeuwwitje om wakker te worden, voor eeuwig zou slapen en dus zo goed als dood zou zijn. Helaas, prins Grover, de enige prins in het land, hééft Sneeuwwitje wakker gekust. Voor je haar die appel gaf, kende je Sneeuwwitje slechts van naam. Nu is ze –begrijpelijk- een beetje boos op je.</text:span></text:p>
        </text:list-item>
      </text:list>
      <text:p text:style-name="P5"/>
      <text:p text:style-name="P10">2. Gorma</text:p>
      <text:h text:style-name="Heading_20_2" text:outline-level="2">De gemene en slechte fee</text:h>
      <text:p text:style-name="Standard"/>
      <text:list xml:id="list465298375" text:style-name="WW8Num8">
        <text:list-item>
          <text:p text:style-name="P14"><text:span text:style-name="T2">Sien:</text:span><text:span text:style-name="T3"> Deze goedzakkerige fee heeft je eens betoverd. Je kende haar vroeger niet, maar jij was wel bekend om je gemene streken. Op een dag stapte ze op je af en sprak een spreuk uit, waardoor je nooit iemand meer kan doden. Dat vind je heel naar van haar. Maar dat jij dit niet kan, hoeft wat jou betreft niemand te weten. Gelukkig ken je Madelief.</text:span></text:p>
        </text:list-item>
        <text:list-item>
          <text:p text:style-name="P14"><text:span text:style-name="T2">Madelief:</text:span><text:span text:style-name="T3"> Op een dag was je op de vuilnisbelt op zoek naar een magnetron en je vond er een. Maar die magnetron was niet leeg. Er zat as in van een mens. Je besloot dit mens tot leven te wekken. Toen heb je Madelief tot leven gewekt. Ze is door ene Rietje in die magnetron geduwd en was zeer dankbaar weer te mogen leven, waarschijnlijk zodat ze wraak kan nemen op Rietje. Van die dankbaarheid maak je gebruik –met ook een beetje hulp van je gemene stem- om haar mensen die je niet mag uit te schakelen.</text:span></text:p>
        </text:list-item>
        <text:list-item>
          <text:p text:style-name="P14"><text:span text:style-name="T2">Grover:</text:span><text:span text:style-name="T3"> Prins Grover, de man waarop jij stiekem verliefd bent. Hij weet het niet, want je bent een beetje verlegen op dit gebied. Maar je gebruikt Madelief om iedereen die iets met de prins zou kunnen krijgen uit te schakelen met bijvoorbeeld een appel.</text:span></text:p>
        </text:list-item>
        <text:list-item>
          <text:p text:style-name="P14"><text:span text:style-name="T2">Sneeuwwitje:</text:span><text:span text:style-name="T3"> Heel lang geleden, kwam je met je toverspiegel erachter dat Sneeuwwitje de mooiste was in het land. Toen vond je dat Sneeuwwitje uitgeschakeld moest worden en je hebt Madelief gevraagd dit te doen. Zij gaf toen aan Sneeuwwitje een appel, maar in plaats van dat die appel Sneeuwwitje doodde, viel ze in een oneindige slaap. Maar bij dit soort appels is er altijd één soort persoon die de betovering kan verbreken en dat was uitgerekend prins Grover! En hij heeft haar ook daadwerkelijk wakker gekust en een relatie met haar gehad! Dit vond je behoorlijk stom van Madelief, ze had gewoon een reus ofzo moeten nemen als persoon die Sneeuwwitje wakker kon kussen. Sneeuwwitje weet niet dat Madelief die appel van jou moest geven, dus is Sneeuwwitje boos op Madelief en niet op jou en het kan geen kwaad om weinig vijanden te hebben.</text:span></text:p>
        </text:list-item>
        <text:list-item>
          <text:p text:style-name="P14"><text:span text:style-name="T2">Lobbes:</text:span><text:span text:style-name="T3"> Hij zou ooit een grote, stoere en sterke reus worden. Dat kon je niet gebruiken. Met zijn vader had je afgesproken dat jullie niet met elkaar zouden bemoeien. Maar zijn moeder, die je nooit gekend hebt, stond bekend om haar rechtschapenheid. Dus Lobbes had best wel eens een gevaar kunnen worden. En een reus tegen je hebben, is niet slim. Daarom heb je hem op zijn eerste verjaardag betoverd, zodat hij nooit meer zou groeien. De vader van Lobbes weet hier niets van, maar nadat zijn vader gestorven was, heb je het lachend aan Lobbes verteld. Dat kleine reusje is geen bedreiging meer voor je. </text:span></text:p>
        </text:list-item>
        <text:list-item>
          <text:p text:style-name="P14"><text:span text:style-name="T2">Roodkapje:</text:span><text:span text:style-name="T3"> Doordat je stiekem verliefd bent op de prins, zou je graag zien dat hij vrijgezel blijft. Hij heeft nu met Roodkapje en Roodkapje had een probleem kunnen zijn, want ze heeft de Rode Kap van Karate en dus heel gevaarlijk. Maar je kunt haar gewoon zwart maken bij iedereen, omdat je weet dat ze de prins heeft bedrogen met Gans. Je blufte dat je een foto daarvan had en dat slikte ze. Die foto heb je niet, maar dat hoeft zij ook niet te weten.</text:span></text:p>
        </text:list-item>
      </text:list>
      <text:p text:style-name="P5"/>
      <text:p text:style-name="P10">3. Sien</text:p>
      <text:p text:style-name="P11">De Goede Fee</text:p>
      <text:p text:style-name="P11"/>
      <text:list xml:id="list317116842" text:style-name="WW8Num20">
        <text:list-item>
          <text:p text:style-name="P15"><text:span text:style-name="T2">Gorma:</text:span><text:span text:style-name="T3"> De Slechte Fee, haar mag je niet. Je hoorde van haar gemene streken en vond dat je er wat aan moest doen. Maar iemands slechte streken afleren kun je niet doen met een toverspreuk. Het beste wat je kon doen was een spreuk over haar uitspreken, dat ze nooit iemand meer kon doden. Logisch dat ze dit niet leuk vind, maar ja, ze kan je toch weinig meer maken.</text:span></text:p>
        </text:list-item>
        <text:list-item>
          <text:p text:style-name="P15"><text:span text:style-name="T2">Winnie:</text:span><text:span text:style-name="T3"> Hij is een maatje van je. Jij als goede fee, kan zeker zijn onbezorgde, vrolijke en vriendelijk gedrag waarderen. Jullie doen altijd aardig tegen elkaar.</text:span></text:p>
        </text:list-item>
        <text:list-item>
          <text:p text:style-name="P15"><text:span text:style-name="T2">Eieren:</text:span><text:span text:style-name="T3"> Deze aardige dwerg is je vriend. Het is een goede, lieve dwerg, in tegenstelling tot Kaas, die je maar gemeen vind overkomen. Je weet wel dat je vriendje heel goed is met planten en dat hij in theorie drugs zou kunnen gaan kweken, maar dat mag niet van jou. Drugs is slecht en je raakt er alleen maar van in de problemen. </text:span></text:p>
        </text:list-item>
        <text:list-item>
          <text:p text:style-name="P15"><text:span text:style-name="T2">Hester en Rietje:</text:span><text:span text:style-name="T3"> Neem nou hun bijvoorbeeld. Zij zijn duidelijk aan de drugs. Je herkent die wazige blik in de ogen meteen. Je hebt er nog nooit wat van gezegd, maar als de tijd rijp is, ga je er zeker wat van zeggen. Als ze nog niet te ver van het rechte pad zijn afgedwaald, weet je zeker dat je er ze weer op kunt krijgen met je charisma en je oneindige vertrouwen in het goede.</text:span></text:p>
        </text:list-item>
      </text:list>
      <text:p text:style-name="P5"/>
      <text:list xml:id="list2035470985" text:style-name="WW8Num2">
        <text:list-item>
          <text:p text:style-name="P16">Eieren</text:p>
        </text:list-item>
      </text:list>
      <text:p text:style-name="P11">Een aardige dwerg</text:p>
      <text:p text:style-name="P11"/>
      <text:list xml:id="list172125020" text:style-name="WW8Num10">
        <text:list-item>
          <text:p text:style-name="P18"><text:span text:style-name="T2">Boter en Kaas:</text:span><text:span text:style-name="T3"> Je mededwergen en je broertjes. Vroeger waren jullie dwergen met zijn zevenen, maar ene </text:span><text:span text:style-name="T2">Tom</text:span><text:span text:style-name="T3"> heeft Melk, Brood, Aardappelen en Cornflakes vermoord. Dat zullen die stomme spookjes Papier, Schaar en Steen wel hebben gedaan! Toen jullie met zijn zeven waren, hadden jullie een mooie diamantmijn. Hier werkten jullie vaak gezellig met zijn zevenen en waren goed rijk geworden. Toen Tom vier van je broertjes heeft vermoord, is ook de mijn ingestort. Gelukkig hadden jullie nog veel diamanten thuis liggen en jullie hadden de rest van jullie leven kunnen rentenieren. Maar in jullie verdriet hebben jullie je gestort op </text:span><text:span text:style-name="T2">Hester</text:span><text:span text:style-name="T3">, een bekwaam prostitué. Met zijn drieën tegelijk wierpen jullie je in de vleselijke vergetelheid. Tot het geld opraakte. Ze werd te duur voor jullie en jullie wilden dat ze goedkoper werd. Maar ze wilde niet minder gaan verdienen en ging bij jullie weg. Toen kwam </text:span><text:span text:style-name="T2">Sneeuwwitje</text:span><text:span text:style-name="T3"> bij jullie langs en kreeg dezelfde ‘baan’ als Hester, maar voor minder geld. Nu jullie geld op is komt ze niet meer. Trouwens, daar zou je helemaal geen behoefte meer aan hebben, want je hebt al een relatie. </text:span></text:p>
        </text:list-item>
        <text:list-item>
          <text:p text:style-name="P18"><text:span text:style-name="T2">Sien:</text:span><text:span text:style-name="T3"> de Goede Fee is je vriendinnetje. Daar ben je blij mee, want ze verzorgt je goed. In eerste instantie heb je met haar genomen, omdat het geld van jou en je broers op was en je niet meer wilde werken, maar langzamerhand ben je toch zoveel van haar gaan houden als nu. Een hobby van jou is tuinieren en dit kun je ook heel goed. In principe zou je best drugs kunnen gaan kweken en zo zelf geld kunnen gaan verdienen. Kaas vraagt je soms om dit te gaan doen. Maar Sien is erg tegen drugs en tot nu toe heb je hiervan afgezien.</text:span></text:p>
        </text:list-item>
        <text:list-item>
          <text:p text:style-name="P18"><text:span text:style-name="T2">Winnie:</text:span><text:span text:style-name="T3"> Deze beer, bekend om zijn vrolijkheid, doet tegen iedereen aardig, behalve tegen jou! Dat vind je heel erg vreemd, want bij jouw weten heb je hem nooit iets misdaan.</text:span></text:p>
        </text:list-item>
      </text:list>
      <text:p text:style-name="P7">5. Kaas</text:p>
      <text:p text:style-name="P11">Een gemene, machtswellustige dwerg</text:p>
      <text:p text:style-name="P11"/>
      <text:list xml:id="list251160232" text:continue-numbering="true" text:style-name="WW8Num10">
        <text:list-item>
          <text:p text:style-name="P18"><text:span text:style-name="T2">Boter en Eieren:</text:span><text:span text:style-name="T3"> Je mededwergen en je broertjes. Vroeger waren jullie dwergen met zijn zevenen, maar ene </text:span><text:span text:style-name="T2">Tom</text:span><text:span text:style-name="T3"> heeft Melk, Brood, Aardappelen en Cornflakes vermoord. Toen jullie met zijn zeven waren, hadden jullie een mooie diamantmijn. Hier werkten jullie vaak gezellig met zijn zevenen en waren goed rijk geworden. Toen Tom vier van je broertjes heeft vermoord, is ook de mijn ingestort. Gelukkig hadden jullie nog veel diamanten thuis liggen en jullie hadden de rest van jullie leven kunnen rentenieren. Maar in jullie verdriet hebben jullie je gestort op </text:span><text:span text:style-name="T2">Hester</text:span><text:span text:style-name="T3">, een bekwaam prostitué. Met zijn drieën tegelijk wierpen jullie je in de vleselijke vergetelheid. Tot het geld opraakte. Ze werd te duur voor jullie en jullie wilden dat ze goedkoper werd. Maar ze wilde niet minder gaan verdienen en ging bij jullie weg. Toen kwam </text:span><text:span text:style-name="T2">Sneeuwwitje</text:span><text:span text:style-name="T3"> bij jullie langs en kreeg dezelfde ‘baan’ als Hester, maar voor minder geld. Nu jullie geld op is komt ze niet meer. Althans, niet meer bij jou. Ze komt nog soms langs voor Boter en volgens jou hebben die twee een relatie. Dat vind je lullig van Boter, want hij zou haar moeten delen als hij een goede broer was. </text:span></text:p>
        </text:list-item>
        <text:list-item>
          <text:p text:style-name="P18"><text:span text:style-name="T2">Tom:</text:span><text:span text:style-name="T4"> </text:span><text:span text:style-name="T3">Je haat Tom. Vroeger, toen Melk, Brood, Aardappelen en Cornflakes er nog waren had je geld en ook macht. Dit wil je terug. Volgens jou werkt Tom voor de spoken Schaar, Papier en Steen, die volgens jou drugs dealen en bang voor jullie dwergen waren en daarom vier van je broers lieten vermoorden door Tom. Je wil wraak, door iemand te vinden die ook goed kan knokken en Tom en de spookjes terug kan pakken.</text:span></text:p>
        </text:list-item>
        <text:list-item>
          <text:p text:style-name="P18"><text:span text:style-name="T2">Eieren:</text:span><text:span text:style-name="T4"> </text:span><text:span text:style-name="T3">Hij is dus je broertje en heeft als hobby tuinieren en dat kan hij goed. Je hebt hem al een paar keer gevraagd of hij ook drugs kan kweken. Dat kan hij, maar dat wil hij nog niet. Hij heeft immers een vriendin. Je probeert hem over te halen, want als jij iemand gevonden hebt die kan vechten en als Eieren eens zou kweken, zou je een eigen misdaadsyndicaat op kunnen richten en weer macht kunnen hebben.</text:span></text:p>
        </text:list-item>
      </text:list>
      <text:list xml:id="list1882282970" text:style-name="WW8Num5">
        <text:list-item>
          <text:p text:style-name="P19"><text:span text:style-name="T2">Sien:</text:span><text:span text:style-name="T3"> Uitgerekend de Goede Fee is de vriendin van Eieren. Je haat haar. Als zij er niet was geweest, had Eieren je allang geholpen met je drugsorganisatie en hadden de dwergen, en vooral jij, weer macht gehad.</text:span></text:p>
        </text:list-item>
        <text:list-item>
          <text:p text:style-name="P19"><text:span text:style-name="T2">Hester:</text:span><text:span text:style-name="T3"> Zoals verteld, was zij vroeger jullie huisprostitué, toen jullie nog geld hadden, maar toen ze bij jullie is weggegaan, heb je contact met haar gehouden. Je kwam er toen achter dat ze aan de drugs is en je zou haar graag als klant hebben en zo rijk van haar worden. </text:span></text:p>
        </text:list-item>
      </text:list>
      <text:p text:style-name="P6"/>
      <text:p text:style-name="P10">6. Boter</text:p>
      <text:p text:style-name="P11">Een aardige dwerg</text:p>
      <text:p text:style-name="P11"/>
      <text:list xml:id="list313665886" text:style-name="WW8Num4">
        <text:list-item>
          <text:p text:style-name="P20"><text:span text:style-name="T2">Kaas en Eieren:</text:span><text:span text:style-name="T3"> Je mededwergen en je broertjes. Vroeger waren jullie dwergen met zijn zevenen, maar ene </text:span><text:span text:style-name="T2">Tom</text:span><text:span text:style-name="T3"> heeft Melk, Brood, Aardappelen en Cornflakes vermoord. Dat zal die wel voor die stomme spookjes Papier, Schaar en Steen hebben gedaan! Toen jullie met zijn zeven waren, hadden jullie een mooie diamantmijn. Hier werkten jullie vaak gezellig met zijn zevenen en waren goed rijk geworden. Toen Tom vier van je broertjes heeft vermoord, is ook de mijn ingestort. Gelukkig hadden jullie nog veel diamanten thuis liggen en jullie hadden de rest van jullie leven kunnen rentenieren. Maar in jullie verdriet hebben jullie je gestort op </text:span><text:span text:style-name="T2">Hester</text:span><text:span text:style-name="T3">, een bekwaam prostitué. Met zijn drieën tegelijk wierpen jullie je in de vleselijke vergetelheid. Tot het geld opraakte. Ze werd te duur voor jullie en jullie wilden dat ze goedkoper werd. Maar ze wilde niet minder gaan verdienen en ging bij jullie weg. Toen kwam </text:span><text:span text:style-name="T2">Sneeuwwitje</text:span><text:span text:style-name="T3"> bij jullie langs en kreeg dezelfde ‘baan’ als Hester, maar voor minder geld. Nu jullie geld op is komt ze niet meer. </text:span></text:p>
        </text:list-item>
        <text:list-item>
          <text:p text:style-name="P20"><text:span text:style-name="T2">Sneeuwwitje:</text:span><text:span text:style-name="T3"> Maar dat is maar gedeeltelijk waar. Immers hebben jullie nu een relatie, dus komt ze alleen nog maar bij jou. Kaas is jaloers op je, want hij vind dat je haar zou moeten delen, omdat hij je broer is. Dat doe je niet, want je houd van haar. Je moet wel zeggen dat het een heftige relatie is. Ze wil ‘s nachts wel heel erg vaak, maar gelukkig ben jij als dwerg potent genoeg om hier mee om te gaan.</text:span></text:p>
        </text:list-item>
        <text:list-item>
          <text:p text:style-name="P20"><text:span text:style-name="T2">Grover:</text:span><text:span text:style-name="T3"> Toen Sneeuwwitje in het begin bij jullie drie dwergen geld kwam verdienen, betaalde je haar gewoon netjes. Maar al snel kreeg je een relatie met haar en hoefde je haar niet meer te betalen. Dit deed je toch, omdat je broertjes erbij stonden toen er betaald moest worden. Sneeuwwitje gaf jouw deel van het geld dan altijd later terug. Dit geld heb je gebruikt om prins Grover te steunen. Hij scheen in geldnood te zitten en is nu heel erg dankbaar.</text:span></text:p>
        </text:list-item>
      </text:list>
      <text:p text:style-name="P12"/>
      <text:p text:style-name="P7"/>
      <text:list xml:id="list594416626" text:style-name="WW8Num19">
        <text:list-item>
          <text:p text:style-name="P17">Sneeuwwitje</text:p>
        </text:list-item>
      </text:list>
      <text:p text:style-name="P11">Nymfomaan en luxeverslaafd</text:p>
      <text:p text:style-name="P11"/>
      <text:list xml:id="list104776196" text:style-name="WW8Num17">
        <text:list-item>
          <text:p text:style-name="P21"><text:span text:style-name="T2">Madelief:</text:span><text:span text:style-name="T3"> Heel lang geleden heeft Madelief jou een lekkere, sappige, rode appel gegeven. Daar had je wel trek in, maar toen je een hap nam, viel je in een diepe slaap. Toen je wakker werd, scheen je wakker gekust te zijn door Grover. Madelief vind je een stut, dat ze zoiets flikt, want je had haar daarvoor nog nooit eerder gezien. </text:span></text:p>
        </text:list-item>
        <text:list-item>
          <text:p text:style-name="P21"><text:span text:style-name="T2">Grover:</text:span><text:span text:style-name="T3"> Toen wakker werd uit de diepe slaap door de appel van Madelief, bleek je door prins Grover wakker gekust te zijn. Grover was een mooie man en je hebt een korte en heftige relatie gehad. Maar Grover was niet zo potent als knap en het mietje kon het niet meer aan. De sukkel. Hij heeft het daarom uitgemaakt. Je oneindige drang naar bevrediging leidde je naar</text:span></text:p>
        </text:list-item>
        <text:list-item>
          <text:p text:style-name="P21"><text:span text:style-name="T2">Boter, Kaas en Eieren:</text:span><text:span text:style-name="T3"> De drie dwergen. Je dacht dat drie dwergen tegelijk je heel veel genot zou verschaffen. En de dwergen hadden geld. Om het aangename met het nuttige te combineren, heb je jezelf door de drie dwergen tegelijk betaald laten nemen. Er zijn vrouwen die er meer geld voor zouden vragen, maar dat vond je niet nodig.</text:span></text:p>
        </text:list-item>
        <text:list-item>
          <text:p text:style-name="P21"><text:span text:style-name="T2">Boter:</text:span><text:span text:style-name="T3"> Maar terwijl je de drie dwergen beter leerde kennen, begon je toch te vallen op Boter. Al snel verlangde je van hem geen betaling meer, maar vond we nog even dat je geld kon gebruiken. Hij betaalde dan netjes met zijn twee broers je loon, maar dan gaf je later zijn deel weer aan hem terug. Nu hebben zijn broers geen geld meer, dus kom je alleen nog bij hem langs. Hij was precies de potente dwerg die je zocht en je komt ’s nachts dan ook niets bij hem tekort</text:span></text:p>
        </text:list-item>
      </text:list>
      <text:p text:style-name="P5"/>
      <text:list xml:id="list1066782644" text:continue-list="list594416626" text:style-name="WW8Num19">
        <text:list-item>
          <text:p text:style-name="P17">Roodkapje</text:p>
        </text:list-item>
      </text:list>
      <text:p text:style-name="P11">Iemand die macht wil en de Rode Kap van Karate heeft.</text:p>
      <text:p text:style-name="Standard"><text:span text:style-name="T4">Attribuut:</text:span><text:span text:style-name="T3"> Rood kapje</text:span></text:p>
      <text:p text:style-name="P11"/>
      <text:list xml:id="list57209309" text:style-name="WW8Num14">
        <text:list-item>
          <text:p text:style-name="P22"><text:span text:style-name="T2">Grover:</text:span><text:span text:style-name="T3"> De prins leek je de perfecte ingang om macht te krijgen. Koningin van sprookjesland lijkt je wel wat. Hij is niet heel erg speciaal, maar wel machtig en daar doe je het om. </text:span></text:p>
        </text:list-item>
        <text:list-item>
          <text:p text:style-name="P22"><text:span text:style-name="T2">Sjaak:</text:span><text:span text:style-name="T3"> Een rijke vent en een maat van je. Hij geeft je soms geld en dure cadeaus. Daar geniet je van en daardoor is hij ook een vriend van je geworden. Misschien, als hij rijk en machtig zou worden, zou je met hem nemen.</text:span></text:p>
        </text:list-item>
        <text:list-item>
          <text:p text:style-name="P22"><text:span text:style-name="T2">Gans:</text:span><text:span text:style-name="T3"> Zelfs jij hebt je zwakheden. Op een dronken avond, toen Grover er niet was, heb jij een avondje in bed bij Gans doorgebracht. Hij was niet speciaal, lief, aardig, rijk of wat dan ook, je was gewoon zat. Grover weet hier gelukkig niks van af.</text:span></text:p>
        </text:list-item>
        <text:list-item>
          <text:p text:style-name="P22"><text:span text:style-name="T2">Gorma:</text:span><text:span text:style-name="T3"> De Slechte Fee weet hier echter wel van af. Ze probeert je om een of andere reden zwart te maken bij iedereen. Normaal zou je haar eens hardhandig aanpakken; je hebt immers de Rode Kap van Karate. Maar dat kan niet, want ze zegt dat ze een foto heeft van jou en Gans. Gelukkig heeft ze het Grover nog niet verteld. </text:span></text:p>
        </text:list-item>
      </text:list>
      <text:h text:style-name="Heading_20_2" text:outline-level="2"/>
      <text:p text:style-name="P6"/>
      <text:list xml:id="list1946018288" text:continue-list="list1066782644" text:style-name="WW8Num19">
        <text:list-item>
          <text:p text:style-name="P17">Grover</text:p>
        </text:list-item>
      </text:list>
      <text:p text:style-name="P11">Prins </text:p>
      <text:p text:style-name="Standard"><text:span text:style-name="T4">Attribuut:</text:span><text:span text:style-name="T3"> Kroontje</text:span></text:p>
      <text:list xml:id="list1954816651" text:style-name="WW8Num7">
        <text:list-item>
          <text:p text:style-name="P23"><text:span text:style-name="T2">Roodkapje:</text:span><text:span text:style-name="T3"> Je houdt van deze vrouw. Ze is niet alleen een bikkel (ze heeft de Rode Kap van Karate), maar ook een gevoelig iemand. Je hebt dan ook een relatie met haar en misschien dat je haar ooit als koningin wil.</text:span></text:p>
        </text:list-item>
        <text:list-item>
          <text:p text:style-name="P23"><text:span text:style-name="T2">Sneeuwwitje:</text:span><text:span text:style-name="T3"> Heel lang geleden, voordat je met Roodkapje had, heb je ooit Sneeuwwitje wakker gekust. Ze was bloedmooi, maar was in een diepe slaap. Toen ze wakker werd hebben jullie een korte en heftige relatie gehad. Maar ’s nachts werd ze een beest in bed en zelfs je koninklijke potentie kon dit niet aan. Je hebt het er met haar over gehad, maar ze wilde van geen hoofdpijn weten. Toen heb je het uitgemaakt. Nu vind ze je een sukkel en een mietje. Dat vind je stom van haar: je bent tenslotte de prins en zij is maar een nietsnut. </text:span></text:p>
        </text:list-item>
        <text:list-item>
          <text:p text:style-name="P23"><text:span text:style-name="T2">Sjaak:</text:span><text:span text:style-name="T3"> Deze rijke stinkerd denkt dat hij heel wat is. Hij probeert volgens jou zelfs je vriendinnetje af te pakken. Daar hou je niet van. Wat een eikel, die Sjaak.</text:span></text:p>
        </text:list-item>
        <text:list-item>
          <text:p text:style-name="P23"><text:span text:style-name="T2">Boter:</text:span><text:span text:style-name="T3"> Je bent dan wel een prins, maar helaas niet rijk. Eigenlijk ben je zo blut als maar zijn kan. Maar dat komt door je ouders, die nu op vakantie zijn. En je gokverslaving verklaart ook waarom je gister echt bijna platzak bent en moet wachten op je ouders voor je weer geld krijgt. Boter heeft je een tijd lang geld gegeven. Had hij over, zei hij. Je beloofde hem, om het geld aan je ouders te geven en zo hun schatkist wat aan te vullen, want je ouders hebben het ook niet al te breed. Maar in plaats daarvan, heb je het opgedronken en vergokt. Het is een goede maat van je geworden en misschien heeft hij nog wel meer geld.</text:span></text:p>
        </text:list-item>
      </text:list>
      <text:p text:style-name="P12"/>
      <text:p text:style-name="P12"/>
      <text:p text:style-name="P5"/>
      <text:list xml:id="list1094171416" text:continue-list="list1946018288" text:style-name="WW8Num19">
        <text:list-item>
          <text:p text:style-name="P17">Sjaak Bonenstaak</text:p>
        </text:list-item>
      </text:list>
      <text:p text:style-name="P11">Rijke stinkerd</text:p>
      <text:p text:style-name="P11"/>
      <text:list xml:id="list654115369" text:style-name="WW8Num18">
        <text:list-item>
          <text:p text:style-name="P24"><text:span text:style-name="T2">Lobbes:</text:span><text:span text:style-name="T3"> Heel lang geleden, had jij een boon. Die boon heb jij geplant en er kwam een bonenstaak uit. Jij klom erin en zag in de wolken een kasteel. Hier woonde een reus. En die reus had een hoop geld. Jij hebt veel geld gestolen van die reus, maar de laatste keer had hij je door en rende je achterna. Je klom snel met de bonenstaak naar beneden, hakte de staak snel door en de reus viel op de grond en was dood. Lobbes, de zoon van deze reus, was gedurende de hele periode dat je al het geld stal, op vakantie bij de GVR, maar kwam net terug toen zijn vader achter jou aanzat. Hij zag jou zijn vader vermoorden en dat vind hij niet tof. Maar ach, dat kleine pygmeereusje kan jou toch niks maken.</text:span></text:p>
        </text:list-item>
        <text:list-item>
          <text:p text:style-name="P24"><text:span text:style-name="T2">Roodkapje:</text:span><text:span text:style-name="T3"> Jij hebt geld en wil macht. En Roodkapje heeft de Rode Kap van Karate op haar hoofd en kan dus goed een robbertje vechten als dat nodig is. Je probeert met haar aan te pappen, want iemand als haar kan wel van pas komen, want je zou graag een misdaadsyndicaat oprichten. Als je met haar hebt en nog een kweker vind, kun je mooi drugs gaan dealen en de macht van de prins overschaduwen. Je probeert haar hart te winnen met mooie en dure cadeaus.</text:span></text:p>
        </text:list-item>
        <text:list-item>
          <text:p text:style-name="P24"><text:span text:style-name="T2">Grover:</text:span><text:span text:style-name="T3"> De prins vind je maar een sukkel. Hij ziet eruit als een armoedzaaier, die geen cent te makken heeft. Maar Roodkapje heeft wel een relatie met hem. Dat vind je stom van haar, dat ze met hem heeft en je probeert hem goed zwart te maken.</text:span></text:p>
        </text:list-item>
      </text:list>
      <text:p text:style-name="P5"/>
      <text:p text:style-name="P10">11. Lobbes</text:p>
      <text:p text:style-name="P11">Pygmeereus + Priester</text:p>
      <text:p text:style-name="P11"/>
      <text:p text:style-name="Standard"><text:span text:style-name="T2">Gorma</text:span><text:span text:style-name="T3">: Heel lang geleden werd je geboren. Je zou een gezonde, grote en sterke reus worden. Tenminste, als Gorma je niet op je eerste verjaardag betoverd had, een spreuk waardoor je nooit meer groter zou worden. Dat vind je heel erg naar van haar, want heel veel reuzen lachen je hierom uit.</text:span></text:p>
      <text:p text:style-name="Standard"><text:span text:style-name="T2">Sjaak</text:span><text:span text:style-name="T3">: Heel lang geleden, woonde je nog met je vader in een luchtkasteel. Toen ben je eens op vakantie geweest bij de GVR. Toen jij terugkwam van die vakantie, zag je je vader iemand achterna rennen, een bonenstaak richting Aarde omlaag klimmen en toen dat je vader met bonenstaak en al omviel. Dood. Toen zag je Sjaak met een bijl in de hand opgelucht lachen bij de stam van de bonenstaak. Hij heeft je vader vermoord, de lul. Toen je aan het rouwen was om je vader, heb je een nieuw religie ontworpen om je troost te geven.</text:span></text:p>
      <text:p text:style-name="Standard"><text:span text:style-name="T2">Papier</text:span><text:span text:style-name="T3">: Hij is een spookje en je vriendje. Hij wordt ook altijd gepest en zo zijn jullie naar elkaar toegetrokken. Je vertelde hem over je religie en hij werd je eerste aanhanger. Het is dan ook een mooi en troostgevend religie.</text:span></text:p>
      <text:p text:style-name="Standard"><text:span text:style-name="T2">Tom</text:span><text:span text:style-name="T3">: Je kwam hem een keer tegen met een droevige blik in de ogen. Je praatte met hem en na een hele tijd kreeg je te horen dat hij vier dwergen vermoord heeft, maar dat hij er niet helemaal vrede mee had. Je hebt hem verteld over je religie en hij is je aanhanger</text:span></text:p>
      <text:p text:style-name="P4"/>
      <text:p text:style-name="P10">12. Papier</text:p>
      <text:p text:style-name="P11">Een beetje een watjesspookje</text:p>
      <text:p text:style-name="P11"/>
      <text:p text:style-name="Standard"><text:span text:style-name="T2">Steen</text:span><text:span text:style-name="T3">: Hij laat jou altijd zijn plantjes begieten. Die plantjes hebben veel water nodig en zelf heeft hij er geen zin in. Dus laat hij dat jou doen. En je doet dit, omdat je bang bent om door Steen in elkaar geslagen te worden. Hij is heel erg sterk. Hij doet ook vaak heel gemeen tegen je.</text:span></text:p>
      <text:p text:style-name="Standard"><text:span text:style-name="T2">Schaar</text:span><text:span text:style-name="T3">: Je andere spookjesbroer. Hij is wel een goede gast. Jullie helpen elkaar vaak, zoals het broers betaamd. Hij sust Steen ook vaak als hij lullig tegen je gaat doen.</text:span></text:p>
      <text:p text:style-name="Standard"><text:span text:style-name="T2">Lobbes</text:span><text:span text:style-name="T3">: De kleine reus is een vriend van je. Jullie werden vroeger beide veel gepest en zo zijn jullie naar elkaar toegetrokken. Hij is zo klein gebleven door een toverspreuk van een fee. Maar hij bleek niet alleen een zeer begripvolle vriend te zijn, maar ook een aanhanger van een mooi religie. Je hebt je in dat geloof verdiept en je vond er ook veel troost in. Hij is priester en jij bent zijn volgeling.</text:span></text:p>
      <text:p text:style-name="Standard"><text:span text:style-name="T2">Sjaak</text:span><text:span text:style-name="T3">: Deze gluiperd heeft vroeger de vader van Lobbes vermoord. Lobbes kwam net terug van vakantie, anders had hij het niet gezien, maar Sjaak heeft een bonenstaak omgehakt, waar de vader van Lobbes nog inzat. Toen de staak op de grond viel, werd de vader van Lobbes niet meer wakker. Je vind het heel erg voor Lobbes en af en toe gaan jullie naar hem toe om hem uit te lachen en <text:s/>te pesten, je blijft immers toch een spookje.</text:span></text:p>
      <text:p text:style-name="Standard"><text:span text:style-name="T2">Boter, Kaas en Eieren</text:span><text:span text:style-name="T3">: De drie dwergen. Vroeger waren ze met zijn zevenen, maar heel lang geleden, zijn er vier van vermoord. Maakt jou niet uit, want jullie spookjes hebben altijd al ruzie gehad met de dwergen.</text:span></text:p>
      <text:p text:style-name="P8"/>
      <text:p text:style-name="P10">13. Steen</text:p>
      <text:p text:style-name="P11">Een gemeen en militaristisch spookje</text:p>
      <text:p text:style-name="P11"/>
      <text:p text:style-name="Standard"><text:span text:style-name="T2">Tom</text:span><text:span text:style-name="T3">: Vroeger waren de dwergen met zijn zevenen. Jij had nog geen klein misdaadsyndicaar en wilde dit wel, maar was bang voor de zeven dwergen, want ze hadden een diamantmijn en waren heel rijk en machtig. Gelukkig kwam je Tom tegen. Je hebt hem al je spaarcentjes gegeven, opdat hij de zeven dwergen zou vermoorden. Maar hij heeft alleen Melk, Brood, Aardappelen en Cornflakes vermoord en toen hield hij er ineens mee op, maar gaf niet de helft van je spaarcentjes terug. Daarom mag je hem niet meer.</text:span></text:p>
      <text:p text:style-name="Standard"><text:span text:style-name="T2">Papier</text:span><text:span text:style-name="T3">: Je medespookje. Hij is een beetje een sukkel. Jij bent een wiet en papaverkweker en je laat hem altijd de plantjes water geven. Je trapt hem als gewoonte de grond in en met overdreven intimideren doet die kneus alles wat jij wilt. Je maakt er gebruik van dat hij bang voor je is en dat hou je zo door af en toe heel opvliegend tegen hem te doen. Hij weet volgens jou niet eens wat voor plantjes hij water geeft.</text:span></text:p>
      <text:p text:style-name="Standard"><text:span text:style-name="T2">Schaar</text:span><text:span text:style-name="T3">: je andere medespookje. Om uit schot te blijven van de politie, laat je hem jouw drugs dealen. Immers wordt de dealer eerder gepakt dan de kweken. Hij krijgt hier dan ook een klein gedeelte van de winst voor. Je verdient redelijk, maar wilt nog meer macht en bijvoorbeeld de dwergen helemaal uitroeien. Maar nu Tom niet meer voor je werkt, ben je op zoek naar iemand die ook goed kan vechten, want wat als Tom voor de dwergen gaat werken?</text:span></text:p>
      <text:p text:style-name="P8"/>
      <text:p text:style-name="P10">14. Schaar</text:p>
      <text:p text:style-name="P11">Een aardig en dealend spookje</text:p>
      <text:p text:style-name="P11"/>
      <text:p text:style-name="Standard"><text:span text:style-name="T2">Steen</text:span><text:span text:style-name="T3">: Je medespookje. Hij is erg opvliegend en gemeen en je bent bang voor hem. Daarom doe je vaak wat hij zegt. Je dealt bijvoorbeeld ook zijn drugs, maar daar mag je dan wel een gedeelte van de winst in je eigen zak steken. Soms steek je wel eens stiekem wat meer in je zak, alleen maar om hem te pesten. </text:span></text:p>
      <text:p text:style-name="Standard"><text:span text:style-name="T2">Papier</text:span><text:span text:style-name="T3">: Hij is ook een spookje en je maatje. Hij wordt nog slechter behandelt door Steen dan jij en als Steen weer eens agressief tegen hem doet, dan sus je hem. </text:span></text:p>
      <text:p text:style-name="Standard"><text:span text:style-name="T2">Hester</text:span><text:span text:style-name="T3">: Zij is je trouwste klant en je dealt graag voor haar. Altijd een vriendelijke lach en een vriendelijk woord heeft ze voor je over.</text:span></text:p>
      <text:p text:style-name="Standard"><text:span text:style-name="T3">Rietje: Zij is ook een junk en gebruikt ook veel. Alleen vind je haar bazig, arrogant en lullig doen tegen </text:span><text:span text:style-name="T2">Hester</text:span><text:span text:style-name="T3">. Meestal koopt zij dan ook drugs door van Hester, of laat ze Hester halen bij je. Toen Hester er eens niet was, kocht ze voor de eerste en laatste keer drugs bij jou direct en toen heb je haar wat afgekleurd spul gegeven. Ze zal er vast wel een flinke kater aan over gehad hebben en sindsdien is ze inderdaad flink boos op je. Hester weet niks van je ruzie met je vriendin en dat wil je zo houden, omdat je bang bent dat als je haar zou vertellen van eerderbeschreven grapje, dat ze dan verontwaardigd zou reageren en haar vriendin beschermen en zo zou je misschien een klant verliezen.</text:span></text:p>
      <text:p text:style-name="P8"/>
      <text:p text:style-name="P10">15. Gans</text:p>
      <text:p text:style-name="P11">De zus van Rietje</text:p>
      <text:p text:style-name="P11"/>
      <text:p text:style-name="Standard"><text:span text:style-name="T2">Rietje</text:span><text:span text:style-name="T3">: Zij is je zus. Je mag haar graag, maar ze is loopt wel te snel op je te zeiken. Jij kunt best je eigen keuzes maken.</text:span></text:p>
      <text:p text:style-name="Standard"><text:span text:style-name="T2">Madelief</text:span><text:span text:style-name="T3">: Heel lang geleden, liep je met Rietje door het bos en zag je een groot koekjeshuis staan. Daar gingen jullie toen van smikkelen en toen ving Madelief jullie en stopte jullie in aparte kooien. Je kreeg eten van haar, ze was je waarschijnlijk dik aan het voeren, dacht je toen, <text:s/>maar jullie kletsten toch graag. Eerst kreeg je heel vet eten en later goed en gezond eten. Op een dag kwam Rietje je uit je kooi halen. Ze vertelde dat Madelief jullie in de magnetron wilde gooien, maar dat ze toen zelf Madelief in de magnetron heeft gegooid. 600 Watt, 2 Minuten. Toen Rietje je bevrijd had, gooide ze de magnetron op de vuilnisbelt en het koekjeshuis verkochten jullie aan een bedrijf. De winst hebben jullie gedeeld en jij renteniert nu. Maar op een dag was Madelief weer levend. Jullie hebben toen wat bijgeklets. Ze was niet van plan om ook jou op te eten, alleen maar Rietje. Ze is ook maar een heks die af en toe eten nodig heeft. Nadat ze Rietje in de magnetron zou hebben gegooid, zou ze jou gewoon vrijlaten. En ze wilde je niet van te voren vrij laten, omdat je dan misschien je zus zou helpen. Maar jullie hebben niet alleen bijgepraat, maar nu ook een relatie. Dit probeer je voor Rietje geheim te houden, na alles wat er gebeurt is.</text:span></text:p>
      <text:p text:style-name="Standard"><text:span text:style-name="T2">Roodkapje</text:span><text:span text:style-name="T3">: Af en toe gebeuren er dingen waar e niks aan kunt doen in het leven. Op een avond was je dronken en zij ook en jullie hebben een avond samen doorgebracht. Ze was stoer en mooi en geil en je vond het wel tof. Het probleem was wel dat je toen al een relatie met Madelief had, maar gelukkig weet Madelief hier niets van </text:span></text:p>
      <text:p text:style-name="P9"/>
      <text:p text:style-name="P10">16. Rietje</text:p>
      <text:h text:style-name="Heading_20_2" text:outline-level="2">Junk en de zus van Gans</text:h>
      <text:p text:style-name="P11"/>
      <text:p text:style-name="Standard"><text:span text:style-name="T2">Gans</text:span><text:span text:style-name="T3">: Hij is je broertje. Hij is wat kleiner dus af en toe moet je hem bijsturen en een beetje moederig doen, zoals het een goede zus betaamd.</text:span></text:p>
      <text:p text:style-name="P11">Madelief: Heel lang geleden liep en jij en Gans door het bos en zag een koekjeshuis. Toen jij en je broertje ervan smikkelden, ving Madelief jullie en stopten jullie in aparte kooien. Je kreeg heel vet te eten van haar en volgens jou probeerde ze jou en je broertje vet te mesten. Op een dag werd dit vermoeden bevestigd, toen ze je eruit haalde en vroeg of je mee wilde lopen. Toen liepen jullie naar de magnetron. Ze wilde je vast in die magnetron duwen, dus duwde jij haar snel in die magnetron. 600 Watt, 2 minuten. Je bevrijdde Gans, gooide de magnetron met Madelief-as erin op de vuilnisbelt en verkochten het koekjeshuis voor veel geld.</text:p>
      <text:p text:style-name="Text_20_body"><text:span text:style-name="T1">Hester</text:span>: Jij bent aan de drugs verslaafd en Hester is je collegajunk. Het geld hiervoor is de helft van de opbrengst van het koekjeshuis. De andere helft heb je aan Gans verdeeld.</text:p>
      <text:p text:style-name="Standard"><text:span text:style-name="T2">Schaar</text:span><text:span text:style-name="T3">: Normaal haal je jouw drugs via Hester, maar toen ze er eens niet was, vroeg je eens direct aan Schaar om drugs. Je vond Schaar altijd al een zeikerige lul, maar toen je die drugs van hem kreeg en deze later daadwerkelijk innam, heb je drie dagen in een bad trip gezeten. Hierdoor vind je hem echt een gigantische eikel. Hester heb je hier nooit over verteld, omdat je jezelf beetje schaamt hiervoor. Dat je niet goed op jezelf kunt passen. En je schaamt je er ook voor, omdat je stiekem een klein beetje verliefd op haar bent.</text:span></text:p>
      <text:p text:style-name="P8"/>
      <text:p text:style-name="P10">17. Tom</text:p>
      <text:p text:style-name="P11">Meester in de Grimmse vechtkunst, ex-moordenaar, volgeling</text:p>
      <text:p text:style-name="P11"/>
      <text:p text:style-name="Standard"><text:span text:style-name="T2">Steen</text:span><text:span text:style-name="T3">: Heel lang geleden kwam je Steen tegen. Hij vroeg je of je een klusje op wilde knappen voor hem. Hij gaf je een flinke hoop goudstukken, als je de zeven dwergen zou vermoorden. Melk, Brood, Aardappelen en Cornflakes habben je allevier of het leven gebracht en toen begon het te wringen met je geweten. Je zei tegen Steen dat je ermee stopte, maar vond dat je het geld wel mocht houden, want het was wel heel erg karig om zeven dwergen voor te vermoorden.</text:span></text:p>
      <text:p text:style-name="Standard"><text:span text:style-name="T2">Kaas</text:span><text:span text:style-name="T3">: Aan zijn reactie te merken, is hij de enige dwerg die weet dat jij zijn broers vermoord hebt. Dat maakt niet uit, immers ben jij een meester in de Grimmse vechtkunst. Dezelfde vechtkunst waarmee je zijn broertjes vermoord hebt. Nee, voor hem hoef je niet bang te zijn, het is gewoon een lul, maar een mietje.</text:span></text:p>
      <text:p text:style-name="Standard"><text:span text:style-name="T2">Lobbes</text:span><text:span text:style-name="T3">: Nadat je die vier dwergen vermoord hebt en je gewetenswroeging kreeg, kwam je Lobbes de pygmeereus tegen. Hij praatte met je, beurde je op en vertelde je over zijn geloof. Het was een geloof, waar je veel troost en vergeving uit kunt helpen en je bent nu zijn volgeling. Hij is namelijk priester.</text:span></text:p>
      <text:p text:style-name="P8"/>
      <text:p text:style-name="P10">18. Hester</text:p>
      <text:p text:style-name="P11">Heroinehoer</text:p>
      <text:p text:style-name="P11"/>
      <text:p text:style-name="Standard"><text:span text:style-name="T2">Kaas</text:span><text:span text:style-name="T3">: Heel lang geleden, hadden de drie dwergen nog veel geld in de vorm van diamanten. Je kwam ze eens tegen en hebt je lichaam aangeboden voor geld bij ze. Dat deden ze, met zijn drieën tegelijk. Maar toch, het betaalde goed. Na een tijdje wilden de dwergen echter minder gaan betalen voor je. Groepskorting vragen en zo. Dat weigerde je en werkte sindsdien niet meer voor ze. Maar met Kaas heb je wel contact gehouden en je bent zelfs een klein beetje verliefd op deze potente dwerg.</text:span></text:p>
      <text:p text:style-name="Standard"><text:span text:style-name="T2">Schaar</text:span><text:span text:style-name="T3">: Hij is je dealer. Bij hem koop je al je spul. Hij levert goede kwaliteit en is een aardig spookje. Het is zelfs een beetje een maat van je geworden en je doet altijd aardig tegen hem. Dat levert trouwens wel eens ‘vriendenprijsjes’op.</text:span></text:p>
      <text:p text:style-name="Standard"><text:span text:style-name="T2">Rietje</text:span><text:span text:style-name="T3">: Zij is je collega-junk. Ze kan niet heel goed voor zichzelf zorgen vind je en je stuurt haar dan ook duidelijk bij. Omdat ze niet zo goed met Schaar op kan schieten als jij, haal jij ook haar drugs bij Schaar. Je financiert je eigen verslaving met het geld dat je nog van de drie dwergen overhebt en een gedeelte van Rietjes geld steek je ook in eigen zak.</text:span></text:p>
      <text:p text:style-name="Standard"><text:span text:style-name="T2">Knorretje</text:span><text:span text:style-name="T3">: Je vind haar maar een vervelend varkentje. Ze heeft iets tegen je, maar vooral tegen je druggebruik. Als ze loopt te zeiken geef je haar soms een grote bek, soms ben je te ver weg om te kunnen reageren.</text:span></text:p>
      <text:p text:style-name="Standard"><text:span text:style-name="T2">Winnie</text:span><text:span text:style-name="T3">: Deze beer is een vriend van Knorretje en volgens jou is hij alleen daarom zo een eikel tegenover jou, want zelf heeft hij geen mening. En wat nog erger is: je hebt hem gisteren je honing zien stelen!</text:span></text:p>
      <text:p text:style-name="P4"/>
      <text:p text:style-name="P10">19. Knorretje</text:p>
      <text:h text:style-name="Heading_20_2" text:outline-level="2">Een vrolijk en opgewekt varkentje</text:h>
      <text:p text:style-name="P2"/>
      <text:p text:style-name="Standard"><text:span text:style-name="T2">Winnie</text:span><text:span text:style-name="T3">: Jij en Winnie zijn goede vriendjes. Hij is heel lief tegen je en samen hebben jullie veel avonturen beleeft en grapjes gemaakt.</text:span></text:p>
      <text:p text:style-name="Standard"><text:span text:style-name="T2">Rietje</text:span><text:span text:style-name="T3">: Arme Rietje. Zij is aan de drugs geraakt. En volgens jou is ze heel erg aardig en dat vind je heel jammer. Daarom probeer je ook heel hard om tegen haar goede dingen te zeggen, zodat ze stopt. En natuurlijk soms een beetje opvrolijken, maar dat doe je bij iedereen. Iedereen is liever vrolijk dan sip.</text:span></text:p>
      <text:p text:style-name="Standard"><text:span text:style-name="T2">Hester</text:span><text:span text:style-name="T3">: Hester is stom. Zij is ook aan de drugs gegaan en drugs zijn heel erg slecht voor je. Dat is al heel erg, maar volgens jou heeft ze ook nog eens lieve Rietje aan de drugs laten gaan. Wat een gemene vrouw zeg!</text:span></text:p>
      <text:p text:style-name="P4"/>
      <text:p text:style-name="P10">20. Winnie</text:p>
      <text:p text:style-name="P11">De welbekende simpele, lieve beer Winnie de Pooh</text:p>
      <text:p text:style-name="P11"/>
      <text:p text:style-name="Standard"><text:span text:style-name="T2">Knorretje</text:span><text:span text:style-name="T3">: Zij is je beste vriendje van allemaal. Altijd vrolijk en aardig.</text:span></text:p>
      <text:p text:style-name="Standard"><text:span text:style-name="T2">Hester</text:span><text:span text:style-name="T3">: Knorretje vind Hester stom en daarom vind jij ook Hester stom. Hester is aan de drugs en drugs is slecht. Daarom steel je af en toe haar honing, maar ze heeft het gelukkig nog niet door. Gisteren nog heb je honing bij haar gestolen.</text:span></text:p>
      <text:p text:style-name="Standard"><text:span text:style-name="T2">Sien</text:span><text:span text:style-name="T3">: De Goede Fee lijkt jou ook heel erg aardig. Je hebt nog nooit met haar gesproken, maar ze lacht alleen al zo lief. Je bent dan ook verliefd op Sien</text:span></text:p>
      <text:p text:style-name="Standard"><text:span text:style-name="T2">Eieren</text:span><text:span text:style-name="T3">: Deze dwerg heeft verkering met Sien. Normaal ben je tegen iederen aardig, maar tegen hem kun je niet goed aardig doen. Hester gebruikt drugs, daarom doe je onaardig tegen haar. Eieren heeft verkering met Sien, daarom doe je onaardig tegen hem. Hij hoeft niet te weten waar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n" fo:country="AU" style:font-name-asian="Times New Roman" style:font-size-asian="10pt" style:font-name-complex="Times New Roman" style:font-size-complex="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fo:font-size="12pt" fo:language="nl" fo:country="NL" style:font-size-asian="12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font-size-asian="12pt" style:font-weight-asian="bold"/>
    </style:style>
    <style:style style:name="Heading_20_2" style:display-name="Heading 2" style:family="paragraph" style:parent-style-name="Standard" style:next-style-name="Standard" style:default-outline-level="2" style:class="text">
      <style:paragraph-properties fo:keep-with-next="always"/>
      <style:text-properties fo:font-size="12pt" fo:language="nl" fo:country="NL" style:font-size-asian="12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WW8Num1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4z0" style:family="text">
      <style:text-properties style:font-name="Symbol"/>
    </style:style>
    <style:style style:name="WW8Num15z0" style:family="text">
      <style:text-properties style:font-name="Symbol"/>
    </style:style>
    <style:style style:name="WW8Num16z0" style:family="text">
      <style:text-properties style:font-name="Symbol"/>
    </style:style>
    <style:style style:name="WW8Num17z0" style:family="text">
      <style:text-properties style:font-name="Symbol"/>
    </style:style>
    <style:style style:name="WW8Num18z0" style:family="text">
      <style:text-properties style:font-name="Symbol"/>
    </style:style>
    <style:style style:name="WW8Num20z0" style:family="text">
      <style:text-properties style:font-name="Symbol"/>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text:start-value="4">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text:start-value="4">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style:num-suffix="." style:num-format="1" text:start-value="7">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Impact" fo:font-size="26pt" style:font-size-asian="26pt"/>
    </style:style>
    <style:style style:name="MP2" style:family="paragraph" style:parent-style-name="Footer">
      <style:text-properties fo:font-size="16pt" style:font-size-asian="16pt"/>
    </style:style>
    <style:page-layout style:name="Mpm1">
      <style:page-layout-properties fo:page-width="8.2681in" fo:page-height="11.6929in" style:num-format="1" style:print-orientation="portrait" fo:margin-top="0.5in" fo:margin-bottom="0.5in" fo:margin-left="1.25in" fo:margin-right="1.25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Confidential ! For your eyes only !</text:p>
      </style:header>
      <style:footer>
        <text:p text:style-name="MP2">Rollen geschreven door Martijn Hennink en Richèl Bilderbeek </text:p>
        <text:p text:style-name="MP2">22 Maart 2000</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1</dc:title>
    <meta:initial-creator>B1135007</meta:initial-creator>
    <meta:creation-date>2002-10-17T16:08:00</meta:creation-date>
    <dc:creator>Richel Bilderbeek</dc:creator>
    <dc:date>2010-07-05T17:17:58</dc:date>
    <meta:print-date>2000-03-21T16:54:00</meta:print-date>
    <meta:editing-cycles>16</meta:editing-cycles>
    <meta:editing-duration>PT574H12M23S</meta:editing-duration>
    <meta:generator>OpenOffice.org/3.2$Linux OpenOffice.org_project/320m12$Build-9483</meta:generator>
    <meta:document-statistic meta:table-count="0" meta:image-count="0" meta:object-count="0" meta:page-count="20" meta:paragraph-count="122" meta:word-count="5877" meta:character-count="31708"/>
    <meta:user-defined meta:name="Info 1"/>
    <meta:user-defined meta:name="Info 2"/>
    <meta:user-defined meta:name="Info 3"/>
    <meta:user-defined meta:name="Info 4"/>
  </office:meta>
</office:document-meta>
</file>